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dc31" officeooo:paragraph-rsid="000ddc31"/>
    </style:style>
    <style:style style:name="P2" style:family="paragraph" style:parent-style-name="Standard">
      <style:text-properties officeooo:rsid="000f351d" officeooo:paragraph-rsid="000f351d"/>
    </style:style>
    <style:style style:name="P3" style:family="paragraph" style:parent-style-name="Standard">
      <style:text-properties fo:font-weight="bold" officeooo:rsid="000f351d" officeooo:paragraph-rsid="000f351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background-color="#ffff00" loext:char-shading-value="0"/>
    </style:style>
    <style:style style:name="T3" style:family="text">
      <style:text-properties style:text-underline-style="solid" style:text-underline-width="auto" style:text-underline-color="font-color" fo:background-color="#ff8000" loext:char-shading-value="0"/>
    </style:style>
    <style:style style:name="T4" style:family="text">
      <style:text-properties officeooo:rsid="000fd425" fo:background-color="#ffff00" loext:char-shading-value="0"/>
    </style:style>
    <style:style style:name="T5" style:family="text">
      <style:text-properties officeooo:rsid="000fd425" fo:background-color="#ffff00" loext:char-shading-value="0"/>
    </style:style>
    <style:style style:name="T6" style:family="text">
      <style:text-properties officeooo:rsid="000fd4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T VILLAQUIEN:<text:tab/><text:tab/><text:tab/><text:tab/><text:tab/><text:tab/>ALVARO VILLANOVA AHLROTH</text:p>
      <text:p text:style-name="P1"/>
      <text:p text:style-name="P2">// Isaac, agregaciones y parentesco son materia que se me ha quedado muy floja. Esto debe de estar fatal. Esta semana me pondre a tope con todo esto para recuperar y ponerme al dia con la materia.</text:p>
      <text:p text:style-name="P3">Aqui me han crujido RIP </text:p>
      <text:p text:style-name="P1"/>
      <text:p text:style-name="P1"/>
      <text:p text:style-name="P1"/>
      <text:p text:style-name="P1"><text:span text:style-name="T1">QUIEN</text:span>: <text:span text:style-name="T2">ID</text:span>, NOMBRE, EDAD</text:p>
      <text:p text:style-name="P1"><text:span text:style-name="T1">QUIENDEVILLAQUIEN</text:span>: DIRECCION, OFICIO, <text:span text:style-name="T5">ID_QUIEN</text:span></text:p>
      <text:p text:style-name="P1"><text:span text:style-name="T1">REGALO</text:span>: <text:span text:style-name="T3">ID</text:span>, NOMBRE, PRECIO</text:p>
      <text:p text:style-name="P1"><text:span text:style-name="T1">GRINCH</text:span>: NOMBRE, COLOR, <text:span text:style-name="T5">ID_QUIEN</text:span></text:p>
      <text:p text:style-name="P1"><text:span text:style-name="T1">OBJETO</text:span>: PESO, MATERIAL, <text:span text:style-name="T3">ID_REGALO</text:span></text:p>
      <text:p text:style-name="P1"><text:span text:style-name="T1">EXPERIENCIA</text:span>: DURACION, UBICACION, FECHACADUCIDAD, <text:span text:style-name="T3">ID_REGALO</text:span></text:p>
      <text:p text:style-name="P1"><text:span text:style-name="T1">ELECTRONICA</text:span>: BATERIA?, <text:span text:style-name="T3">ID_REGALO</text:span></text:p>
      <text:p text:style-name="P1"><text:span text:style-name="T1">JUGUETEPERRO</text:span>: TAMANO, DURABILIDAD, <text:span text:style-name="T3">ID_REGALO</text:span></text:p>
      <text:p text:style-name="P1"/>
      <text:p text:style-name="P1"><text:span text:style-name="T1">QUIENDEVILLAQUIEN_RECIBE_REGALO</text:span>: <text:span text:style-name="T2">IDQUIEN_DE_QUIENDEVILLAQUIEN</text:span>, FECHAYHORA</text:p>
      <text:p text:style-name="P1"><text:span text:style-name="T1">ELGRINCH_COMPRA_JUGUETEPERRO</text:span>: <text:span text:style-name="T2">ID_QUIEN</text:span></text:p>
      <text:p text:style-name="P1"><text:span text:style-name="T1">ELGRINCH_ROBA_REGALODEQUIENDEVILLAQUIEN</text:span>: <text:span text:style-name="T3">ID_REGALO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7T10:44:17.712000000</meta:creation-date>
    <dc:date>2023-11-27T11:08:58.850000000</dc:date>
    <meta:editing-duration>PT24M43S</meta:editing-duration>
    <meta:editing-cycles>3</meta:editing-cycles>
    <meta:generator>LibreOffice/7.6.2.1$Windows_X86_64 LibreOffice_project/56f7684011345957bbf33a7ee678afaf4d2ba333</meta:generator>
    <meta:print-date>2023-11-27T10:59:07.252000000</meta:print-date>
    <meta:printed-by>PDF files</meta:printed-by>
    <meta:document-statistic meta:table-count="0" meta:image-count="0" meta:object-count="0" meta:page-count="1" meta:paragraph-count="14" meta:word-count="86" meta:character-count="719" meta:non-whitespace-character-count="641"/>
  </office:meta>
</office:document-meta>
</file>